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officeooo:rsid="002090f7" officeooo:paragraph-rsid="002090f7"/>
    </style:style>
    <style:style style:name="P4" style:family="paragraph" style:parent-style-name="Standard">
      <style:text-properties officeooo:rsid="002240d5" officeooo:paragraph-rsid="002240d5"/>
    </style:style>
    <style:style style:name="P5" style:family="paragraph" style:parent-style-name="Standard">
      <style:text-properties officeooo:rsid="0024761a" officeooo:paragraph-rsid="0024761a"/>
    </style:style>
    <style:style style:name="P6" style:family="paragraph" style:parent-style-name="Standard">
      <style:text-properties officeooo:rsid="0027fa4c" officeooo:paragraph-rsid="0027fa4c"/>
    </style:style>
    <style:style style:name="P7" style:family="paragraph" style:parent-style-name="Standard">
      <style:text-properties officeooo:rsid="002b1a54" officeooo:paragraph-rsid="002b1a54"/>
    </style:style>
    <style:style style:name="P8" style:family="paragraph" style:parent-style-name="Standard">
      <style:text-properties officeooo:rsid="002240d5" officeooo:paragraph-rsid="002240d5"/>
    </style:style>
    <style:style style:name="P9" style:family="paragraph" style:parent-style-name="Standard">
      <style:text-properties officeooo:rsid="002240d5" officeooo:paragraph-rsid="00398e8d"/>
    </style:style>
    <style:style style:name="P10" style:family="paragraph" style:parent-style-name="Standard">
      <style:text-properties fo:font-weight="bold" officeooo:rsid="002240d5" officeooo:paragraph-rsid="002240d5" style:font-weight-asian="bold" style:font-weight-complex="bold"/>
    </style:style>
    <style:style style:name="P11" style:family="paragraph" style:parent-style-name="Standard">
      <style:text-properties fo:font-weight="bold" officeooo:rsid="002240d5" officeooo:paragraph-rsid="00398e8d" style:font-weight-asian="bold" style:font-weight-complex="bold"/>
    </style:style>
    <style:style style:name="P12" style:family="paragraph" style:parent-style-name="Standard">
      <style:text-properties officeooo:rsid="0033e1d3" officeooo:paragraph-rsid="0033e1d3"/>
    </style:style>
    <style:style style:name="P13" style:family="paragraph" style:parent-style-name="Standard">
      <style:text-properties officeooo:rsid="003493e1" officeooo:paragraph-rsid="003493e1"/>
    </style:style>
    <style:style style:name="P14" style:family="paragraph" style:parent-style-name="Standard">
      <style:text-properties officeooo:rsid="0037d9a2" officeooo:paragraph-rsid="0037d9a2"/>
    </style:style>
    <style:style style:name="P15" style:family="paragraph" style:parent-style-name="Standard">
      <style:text-properties officeooo:rsid="003e0a30" officeooo:paragraph-rsid="003e0a30"/>
    </style:style>
    <style:style style:name="P16" style:family="paragraph" style:parent-style-name="Standard">
      <style:text-properties officeooo:rsid="003ffd77" officeooo:paragraph-rsid="003ffd77"/>
    </style:style>
    <style:style style:name="P17" style:family="paragraph" style:parent-style-name="Standard">
      <style:text-properties officeooo:rsid="00407814" officeooo:paragraph-rsid="00407814"/>
    </style:style>
    <style:style style:name="P18" style:family="paragraph" style:parent-style-name="Standard">
      <style:text-properties officeooo:rsid="00459fa8" officeooo:paragraph-rsid="00459fa8"/>
    </style:style>
    <style:style style:name="P19" style:family="paragraph" style:parent-style-name="Standard">
      <style:text-properties officeooo:rsid="004831cb" officeooo:paragraph-rsid="004831cb"/>
    </style:style>
    <style:style style:name="P20" style:family="paragraph" style:parent-style-name="Standard">
      <style:text-properties officeooo:rsid="004990d8" officeooo:paragraph-rsid="004990d8"/>
    </style:style>
    <style:style style:name="P21" style:family="paragraph" style:parent-style-name="Standard">
      <style:text-properties officeooo:rsid="002b1a54" officeooo:paragraph-rsid="002b1a54"/>
    </style:style>
    <style:style style:name="P22" style:family="paragraph" style:parent-style-name="Standard">
      <style:text-properties officeooo:rsid="0049aade" officeooo:paragraph-rsid="0049aade"/>
    </style:style>
    <style:style style:name="P23" style:family="paragraph" style:parent-style-name="Standard">
      <style:text-properties officeooo:rsid="004acc42" officeooo:paragraph-rsid="004ac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8e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c9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3">NaiveBayes:</text:p>
      <text:p text:style-name="P3"/>
      <text:p text:style-name="P4">Part(a)</text:p>
      <text:p text:style-name="P4"/>
      <text:p text:style-name="P10">Confusion matrix</text:p>
      <text:p text:style-name="P4">[[ 59508 <text:s/>12395 <text:s text:c="2"/>4775 <text:s text:c="2"/>2161 <text:s text:c="2"/>1452]</text:p>
      <text:p text:style-name="P4"><text:s/>[ 11314 <text:s/>14832 <text:s/>10870 <text:s text:c="2"/>5199 <text:s text:c="2"/>1328]</text:p>
      <text:p text:style-name="P4"><text:s/>[ <text:s/>5739 <text:s text:c="2"/>4533 <text:s/>24809 <text:s/>19928 <text:s text:c="2"/>3704]</text:p>
      <text:p text:style-name="P4"><text:s/>[ <text:s/>4500 <text:s text:c="2"/>1900 <text:s text:c="2"/>5169 <text:s/>80183 <text:s/>25842]</text:p>
      <text:p text:style-name="P4"><text:s/>[ 11230 <text:s text:c="3"/>804 <text:s text:c="2"/>1858 <text:s/>54668 166171]]</text:p>
      <text:p text:style-name="P4"/>
      <text:p text:style-name="P10">F1 array </text:p>
      <text:p text:style-name="P4"/>
      <text:p text:style-name="P4">[0.68962001 0.38027357 0.4672392 <text:s/>0.57328238 0.76712955]</text:p>
      <text:p text:style-name="P4"><text:span text:style-name="T1">F1 macro</text:span> <text:s/>0.5755089408065754</text:p>
      <text:p text:style-name="P4"/>
      <text:p text:style-name="P4"><text:span text:style-name="T1">Training Set accuracy</text:span> 64.59545461344023</text:p>
      <text:p text:style-name="P4"/>
      <text:p text:style-name="P10">Confusion matrix</text:p>
      <text:p text:style-name="P4">[[14630 <text:s/>3369 <text:s/>1213 <text:s text:c="2"/>565 <text:s text:c="2"/>392]</text:p>
      <text:p text:style-name="P4"><text:s/>[ 2947 <text:s/>2919 <text:s/>3241 <text:s/>1321 <text:s text:c="2"/>410]</text:p>
      <text:p text:style-name="P4"><text:s/>[ 1430 <text:s/>1439 <text:s/>4729 <text:s/>5969 <text:s text:c="2"/>964]</text:p>
      <text:p text:style-name="P4"><text:s/>[ 1110 <text:s text:c="2"/>550 <text:s/>2060 18382 <text:s/>7256]</text:p>
      <text:p text:style-name="P4"><text:s/>[ 3091 <text:s text:c="2"/>257 <text:s text:c="2"/>450 14929 40095]]</text:p>
      <text:p text:style-name="P10">F1 array </text:p>
      <text:p text:style-name="P4">[0.67455103 0.30136279 0.36066199 0.52129771 0.74291961]</text:p>
      <text:p text:style-name="P4"><text:span text:style-name="T1">F1 macro</text:span> <text:s/>0.5201586272558972</text:p>
      <text:p text:style-name="P4"/>
      <text:p text:style-name="P4">T<text:span text:style-name="T1">est Set accuracy </text:span>60.39201902511255</text:p>
      <text:p text:style-name="P4">Time taken by the code is <text:s/>189.27828645706177</text:p>
      <text:p text:style-name="P4"/>
      <text:p text:style-name="P4">Part(b)</text:p>
      <text:p text:style-name="P4"/>
      <text:p text:style-name="P10">Confusion matrix by random prediction</text:p>
      <text:p text:style-name="P4">[[16121 16031 15876 16106 16157]</text:p>
      <text:p text:style-name="P4"><text:s/>[ 8896 <text:s/>8763 <text:s/>8672 <text:s/>8542 <text:s/>8670]</text:p>
      <text:p text:style-name="P4"><text:s/>[11632 11794 11756 11920 11611]</text:p>
      <text:p text:style-name="P4"><text:s/>[23246 23434 23589 23635 23690]</text:p>
      <text:p text:style-name="P4"><text:s/>[47071 46790 47102 46921 46847]]</text:p>
      <text:p text:style-name="P4"><text:span text:style-name="T1">accuracy</text:span> by random prediction <text:s/>0.20027595387307617</text:p>
      <text:p text:style-name="P10">F1 score by random prediction policy</text:p>
      <text:p text:style-name="P10">F1 macro <text:s/>0.1830360115455228</text:p>
      <text:p text:style-name="P10">F1 array </text:p>
      <text:p text:style-name="P4">[0.17218048 0.11656413 0.14188814 0.21035253 0.27419478]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Confusion matrix by max repeated element polic</text:span>y</text:p>
      <text:p text:style-name="P4">[[ <text:s text:c="4"/>0 <text:s text:c="5"/>0 <text:s text:c="5"/>0 <text:s text:c="5"/>0 <text:s/>80291]</text:p>
      <text:p text:style-name="P4"><text:s/>[ <text:s text:c="4"/>0 <text:s text:c="5"/>0 <text:s text:c="5"/>0 <text:s text:c="5"/>0 <text:s/>43543]</text:p>
      <text:p text:style-name="P4"><text:s/>[ <text:s text:c="4"/>0 <text:s text:c="5"/>0 <text:s text:c="5"/>0 <text:s text:c="5"/>0 <text:s/>58713]</text:p>
      <text:p text:style-name="P4"><text:s/>[ <text:s text:c="4"/>0 <text:s text:c="5"/>0 <text:s text:c="5"/>0 <text:s text:c="5"/>0 117594]</text:p>
      <text:p text:style-name="P4"><text:s/>[ <text:s text:c="4"/>0 <text:s text:c="5"/>0 <text:s text:c="5"/>0 <text:s text:c="5"/>0 234731]]</text:p>
      <text:p text:style-name="P4"><text:span text:style-name="T1">Accuracy by max_prediction policy </text:span><text:s/>0.43885452968186783</text:p>
      <text:p text:style-name="P4"><text:span text:style-name="T1">F1 score by max prediction poli</text:span>cy</text:p>
      <text:p text:style-name="P4"><text:span text:style-name="T1">F1 macro </text:span><text:s/>0.12200108367560938</text:p>
      <text:p text:style-name="P10">F1 array </text:p>
      <text:p text:style-name="P4">[0. <text:s text:c="8"/>0. <text:s text:c="8"/>0. <text:s text:c="8"/>0. <text:s text:c="8"/>0.61000542]</text:p>
      <text:p text:style-name="P12"/>
      <text:p text:style-name="P12">43% accuracy by max prediction cretia .</text:p>
      <text:p text:style-name="P13">If I randomly predict classes I get 20% accuracy</text:p>
      <text:p text:style-name="P13"/>
      <text:p text:style-name="P14">My algorithms accury is 64% on training data which is 44% more than random prediction and 20% more than max cretian.</text:p>
      <text:p text:style-name="P4"/>
      <text:p text:style-name="P4">Part(c)</text:p>
      <text:p text:style-name="P11">Confusion matrix <text:span text:style-name="T2">for test set</text:span></text:p>
      <text:p text:style-name="P9">[[14630 <text:s/>3369 <text:s/>1213 <text:s text:c="2"/>565 <text:s text:c="2"/>392]</text:p>
      <text:p text:style-name="P9"><text:s/>[ 2947 <text:s/>2919 <text:s/>3241 <text:s/>1321 <text:s text:c="2"/>410]</text:p>
      <text:p text:style-name="P9"><text:s/>[ 1430 <text:s/>1439 <text:s/>4729 <text:s/>5969 <text:s text:c="2"/>964]</text:p>
      <text:p text:style-name="P9"><text:s/>[ 1110 <text:s text:c="2"/>550 <text:s/>2060 18382 <text:s/>7256]</text:p>
      <text:p text:style-name="P9"><text:s/>[ 3091 <text:s text:c="2"/>257 <text:s text:c="2"/>450 14929 40095]]</text:p>
      <text:p text:style-name="P15">5 star is the category which maximum diagonal entries</text:p>
      <text:p text:style-name="P18">It means Training data have lot of instances of 5 star</text:p>
      <text:p text:style-name="P16"><text:span text:style-name="T3">Observations</text:span>:</text:p>
      <text:p text:style-name="P17">Classes which are close by gets mis predicted into other class nearest to it.</text:p>
      <text:p text:style-name="P17"/>
      <text:p text:style-name="P4">Part(d)</text:p>
      <text:p text:style-name="P6">Time Taken for loading data 13.486944437026978</text:p>
      <text:p text:style-name="P6">Stemming Start</text:p>
      <text:p text:style-name="P6">Stemming Done</text:p>
      <text:p text:style-name="P6">Time taken for Stemming <text:s/>1359.182552576065</text:p>
      <text:p text:style-name="P6">[80291.0, 43543.0, 58713.0, 117594.0, 234731.0]</text:p>
      <text:p text:style-name="P6">[[ 59552 <text:s/>12171 <text:s text:c="2"/>4381 <text:s text:c="2"/>2378 <text:s text:c="2"/>1809]</text:p>
      <text:p text:style-name="P6"><text:s/>[ 11859 <text:s/>14061 <text:s/>10107 <text:s text:c="2"/>5703 <text:s text:c="2"/>1813]</text:p>
      <text:p text:style-name="P6"><text:s/>[ <text:s/>6270 <text:s text:c="2"/>4002 <text:s/>23248 <text:s/>20315 <text:s text:c="2"/>4878]</text:p>
      <text:p text:style-name="P6"><text:s/>[ <text:s/>4965 <text:s text:c="2"/>1534 <text:s text:c="2"/>4916 <text:s/>77445 <text:s/>28734]</text:p>
      <text:p text:style-name="P6"><text:s/>[ 11515 <text:s text:c="3"/>706 <text:s text:c="2"/>1705 <text:s/>52581 168224]]</text:p>
      <text:p text:style-name="P6">Training Set accuracy 64.03962069429695</text:p>
      <text:p text:style-name="P6">[[14664 <text:s/>3245 <text:s/>1114 <text:s text:c="2"/>624 <text:s text:c="2"/>522]</text:p>
      <text:p text:style-name="P6"><text:s/>[ 3104 <text:s/>2748 <text:s/>2966 <text:s/>1478 <text:s text:c="2"/>542]</text:p>
      <text:p text:style-name="P6"><text:s/>[ 1550 <text:s/>1311 <text:s/>4469 <text:s/>5954 <text:s/>1247]</text:p>
      <text:p text:style-name="P6"><text:s/>[ 1216 <text:s text:c="2"/>482 <text:s/>1951 17809 <text:s/>7900]</text:p>
      <text:p text:style-name="P6"><text:s/>[ 3130 <text:s text:c="2"/>244 <text:s text:c="2"/>484 14395 40569]]</text:p>
      <text:p text:style-name="P6">Test Set accuracy 60.02108915777981</text:p>
      <text:p text:style-name="P4"/>
      <text:p text:style-name="P19">The accuracy decreases by a amount on the test data.</text:p>
      <text:p text:style-name="P20">Observation:</text:p>
      <text:p text:style-name="P20">Stemming does not effect the prediction much.</text:p>
      <text:p text:style-name="P20"><text:soft-page-break/></text:p>
      <text:p text:style-name="P4">Part(e)</text:p>
      <text:p text:style-name="P7">bi-grams</text:p>
      <text:p text:style-name="P7">Time Taken for loading data 7.9173266887664795</text:p>
      <text:p text:style-name="P7">Bigramming Started Start</text:p>
      <text:p text:style-name="P7"/>
      <text:p text:style-name="P7">Bigramming Done</text:p>
      <text:p text:style-name="P7">Time taken for Bigraming <text:s/>61.18964767456055</text:p>
      <text:p text:style-name="P7"/>
      <text:p text:style-name="P7">[80291.0, 43543.0, 58713.0, 117594.0, 234731.0]</text:p>
      <text:p text:style-name="P7">[0.15011255029240642, 0.08140826216365785, 0.10977018800759808, 0.21985446985446985, 0.43885452968186783]</text:p>
      <text:p text:style-name="P7"/>
      <text:p text:style-name="P7">[[ 74183 <text:s text:c="3"/>993 <text:s text:c="2"/>1758 <text:s text:c="2"/>2598 <text:s text:c="3"/>759]</text:p>
      <text:p text:style-name="P7"><text:s/>[ 11198 <text:s/>21131 <text:s text:c="2"/>2293 <text:s text:c="2"/>7515 <text:s text:c="2"/>1406]</text:p>
      <text:p text:style-name="P7"><text:s/>[ <text:s/>4925 <text:s text:c="3"/>101 <text:s/>34327 <text:s/>15542 <text:s text:c="2"/>3818]</text:p>
      <text:p text:style-name="P7"><text:s/>[ <text:s/>2233 <text:s text:c="4"/>25 <text:s text:c="4"/>98 <text:s/>95751 <text:s/>19487]</text:p>
      <text:p text:style-name="P7"><text:s/>[ <text:s/>2205 <text:s text:c="4"/>54 <text:s text:c="3"/>260 <text:s/>12130 220082]]</text:p>
      <text:p text:style-name="P7"/>
      <text:p text:style-name="P7">Training Set accuracy 83.28609461702987</text:p>
      <text:p text:style-name="P7"/>
      <text:p text:style-name="P7"/>
      <text:p text:style-name="P7"/>
      <text:p text:style-name="P7"/>
      <text:p text:style-name="P7"/>
      <text:p text:style-name="P7">[[16846 <text:s/>1063 <text:s text:c="2"/>799 <text:s/>1014 <text:s text:c="2"/>447]</text:p>
      <text:p text:style-name="P7"><text:s/>[ 4224 <text:s text:c="2"/>968 <text:s/>2160 <text:s/>2998 <text:s text:c="2"/>488]</text:p>
      <text:p text:style-name="P7"><text:s/>[ 1743 <text:s text:c="2"/>285 <text:s/>2163 <text:s/>9123 <text:s/>1217]</text:p>
      <text:p text:style-name="P7"><text:s/>[ <text:s/>802 <text:s text:c="3"/>69 <text:s text:c="2"/>478 18411 <text:s/>9598]</text:p>
      <text:p text:style-name="P7"><text:s/>[ 1316 <text:s text:c="3"/>68 <text:s text:c="2"/>195 10088 47155]]</text:p>
      <text:p text:style-name="P7"/>
      <text:p text:style-name="P7">Test Set accuracy 63.97268879283268</text:p>
      <text:p text:style-name="P7"/>
      <text:p text:style-name="P22">Using bigrams accuarcy over Test set increased by almost 3%.</text:p>
      <text:p text:style-name="P23">Observation:</text:p>
      <text:p text:style-name="P23"><text:span text:style-name="T4">T</text:span>wo words together can carry some meaning i.e context and this can help the model to improve.</text:p>
      <text:p text:style-name="P7"/>
      <text:p text:style-name="P5">Part(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3T00:32:32.904986716</dc:date>
    <meta:editing-duration>PT1H16M5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3" meta:paragraph-count="106" meta:word-count="549" meta:character-count="3690" meta:non-whitespace-character-count="2852"/>
  </office:meta>
</office:document-meta>
</file>